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atOn</text:p>
      <text:p text:style-name="P1"/>
      <text:p text:style-name="P2">Este nuevo y revolucionario chat sin duda alguna es la mejor opción para quienes prefieran un buen rendimiento a una bonita interface, al no tirar de componentes gráficos de alta calidad, permite al sistema usar todos sus recursos para el envio de mensajeria.</text:p>
      <text:p text:style-name="P2"/>
      <text:p text:style-name="P2">El chat cumple con los estandartes definidos en clase:</text:p>
      <text:p text:style-name="P2"><text:tab/> </text:p>
      <text:list xml:id="list838021841821257834" text:style-name="L1">
        <text:list-item>
          <text:p text:style-name="P3">Lleva un control númerico de cuantos usuarios existen en el chat.</text:p>
          <text:p text:style-name="P3"/>
        </text:list-item>
        <text:list-item>
          <text:p text:style-name="P3">El servidor recibe y muestra los mensjaes que le llegan de cada usuario.</text:p>
          <text:p text:style-name="P3"/>
        </text:list-item>
        <text:list-item>
          <text:p text:style-name="P3">Se <text:s/>sabe quien se conecta y quien se desconecta a traves e un monitor compartido por hilos.</text:p>
          <text:p text:style-name="P3"/>
        </text:list-item>
        <text:list-item>
          <text:p text:style-name="P3">Esta capacitado de un mínimo de interface para poder configurar dominio y puerto.</text:p>
        </text:list-item>
      </text:list>
      <text:p text:style-name="P2"/>
      <text:p text:style-name="P2">Para la siguiente versión tiene una muestra de como sería el interface para tener un ventana de chat, en vez de gestionar las conversaciones por conso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07:31:49.87</meta:creation-date>
    <dc:date>2017-11-28T19:31:22.84</dc:date>
    <meta:editing-duration>PT27M27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9" meta:word-count="137" meta:character-count="791"/>
  </office:meta>
</office:document-meta>
</file>